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officeooo:rsid="0007df1f" officeooo:paragraph-rsid="0007df1f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8704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956a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a29b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c229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e206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fo:font-weight="normal" officeooo:rsid="000808c5" officeooo:paragraph-rsid="000ea94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size="12pt" fo:font-weight="normal" officeooo:rsid="000f6ec8" officeooo:paragraph-rsid="000f6ec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0f6ec8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0f6ec8" officeooo:paragraph-rsid="000f6ec8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0f929b" officeooo:paragraph-rsid="000f929b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1064e4" officeooo:paragraph-rsid="001064e4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1064e4" officeooo:paragraph-rsid="0011ee37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19b5f1" officeooo:paragraph-rsid="0019b5f1"/>
    </style:style>
    <style:style style:name="T1" style:family="text">
      <style:text-properties officeooo:rsid="000808c5"/>
    </style:style>
    <style:style style:name="T2" style:family="text">
      <style:text-properties officeooo:rsid="000956ac"/>
    </style:style>
    <style:style style:name="T3" style:family="text">
      <style:text-properties officeooo:rsid="000a29b6"/>
    </style:style>
    <style:style style:name="T4" style:family="text">
      <style:text-properties officeooo:rsid="000c229f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ea94e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01124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1ee37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2d8ae" style:font-size-asian="10.5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owards Manual </text:span>Software <text:span text:style-name="T1">Parallelization Assistance Solution</text:span></text:p>
      <text:p text:style-name="P3"><text:tab/>Despite decades of continued research and engineering efforts into automatic software parallelization methods at the moment the task is still largely dependent upon an expert programmer <text:s/>involvement.</text:p>
      <text:p text:style-name="P3"/>
      <text:p text:style-name="P4"><text:span text:style-name="T2">Functional programming </text:span></text:p>
      <text:p text:style-name="P4"/>
      <text:p text:style-name="P4"/>
      <text:p text:style-name="P4"><text:span text:style-name="T3">Parallel Patterns Library <text:s/></text:span><text:s/></text:p>
      <text:p text:style-name="P2"/>
      <text:p text:style-name="P2"/>
      <text:p text:style-name="P7"><text:span text:style-name="T3">In the modern computing world the manual software parallelization can be done in countless number of ways. A programmer is free to choose any software parallelization framework, which meets the target criteria. <text:s text:c="2"/></text:span></text:p>
      <text:p text:style-name="P7"/>
      <text:p text:style-name="P7"><text:span text:style-name="T3">At the different levels of granularity as well as at the different layers of the software stack. The closer the level to the target hardware the more hardware target-specific details it requires and hence the harder it is to a programmer to harness all the </text:span></text:p>
      <text:p text:style-name="P5"/>
      <text:p text:style-name="P8">Lower-level parallel programming models</text:p>
      <text:p text:style-name="P6"><text:span text:style-name="T4">OS level, UNIX systems, POSIX threads (Pthreads) – C language programming types and procedure calls</text:span></text:p>
      <text:p text:style-name="P6"/>
      <text:p text:style-name="P6"><text:span text:style-name="T4"><text:s text:c="8"/></text:span><text:s text:c="3"/></text:p>
      <text:p text:style-name="P9"><text:span text:style-name="T6">Algorithmic skeletons and high-level parallelism patterns are at the closest to the human reasoning level. </text:span>Starting from a basic set of patterns (skeletons), more complex patterns can be built by combining the basic ones. <text:span text:style-name="T6"><text:s/></text:span></text:p>
      <text:p text:style-name="P9"><text:span text:style-name="T6"/></text:p>
      <text:p text:style-name="P10"><text:span text:style-name="T6">S</text:span><text:span text:style-name="T5">keletons are provided either as language constructs (domain-specific language and its compiler) or libraries. The latter is a more recent trend. <text:s/></text:span></text:p>
      <text:p text:style-name="P9"><text:span text:style-name="T6"/></text:p>
      <text:p text:style-name="P10"><text:span text:style-name="T6">T</text:span><text:span text:style-name="T5">here is a vast array of different parallel programming libraries implementing the ideas of available </text:span></text:p>
      <text:p text:style-name="P10"><text:span text:style-name="T5"/></text:p>
      <text:p text:style-name="P11"><text:span text:style-name="T5">Skeletons: map, reduce, zip, fold, pipe, </text:span><text:span text:style-name="T7">butterfly</text:span></text:p>
      <text:p text:style-name="P11"><text:span text:style-name="T5">farm, divide &amp; conquer, stencil, wavefront, <text:s/>gather, scatter,</text:span></text:p>
      <text:p text:style-name="P11"><text:soft-page-break/><text:span text:style-name="T5"/></text:p>
      <text:p text:style-name="P13"><text:span text:style-name="T5">While lower-level parallel programming models such as STL threads, POSIX threads, OpenMP, MPI hide specific details of the underlying parallel hardware platform, </text:span><text:span text:style-name="T8">they stiil leave a programmer with a number of challenges to address. The list of challenges is long: </text:span><text:span text:style-name="T5">problem partitioning, load balancing, communications, </text:span><text:span text:style-name="T8">synchronization and race conditions, memory issues, I/O issues, etc. When a programmer chooses to use higher-level parallel algorithmic patterns these challenges go under the hood and are handled either by the language or the library implementing them. A programmer still needs to have a thorough understanding of an algorithmic pattern he is going to use and how to partition a problem </text:span><text:span text:style-name="T9">to</text:span><text:span text:style-name="T8"> frame it into the pattern, but </text:span><text:span text:style-name="T9">this task is a way easier. </text:span><text:span text:style-name="T8"><text:s text:c="4"/></text:span><text:span text:style-name="T5"><text:s text:c="2"/></text:span></text:p>
      <text:p text:style-name="P13"><text:span text:style-name="T5"/></text:p>
      <text:p text:style-name="P14"><text:span text:style-name="T5">Higher order constructs</text:span></text:p>
      <text:p text:style-name="P1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2:13:27.745289146</meta:creation-date>
    <dc:date>2020-03-10T18:45:46.563301191</dc:date>
    <meta:editing-duration>P1DT7H50M8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2" meta:paragraph-count="16" meta:word-count="340" meta:character-count="2307" meta:non-whitespace-character-count="1947"/>
  </office:meta>
</office:document-meta>
</file>